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D000003472E255B5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<text:span text:style-name="T1">Search Order screen which can be found on the Tool Bar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.559cm" svg:height="16.994cm" svg:x="2.241cm" svg:y="1.006cm">
          <draw:image xlink:href="Pictures/100002010000045D000003472E255B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28:12.256000000</dc:date>
    <meta:editing-duration>PT36M37S</meta:editing-duration>
    <meta:editing-cycles>18</meta:editing-cycles>
    <meta:generator>LibreOffice/4.3.2.2$Windows_x86 LibreOffice_project/edfb5295ba211bd31ad47d0bad0118690f76407d</meta:generator>
    <meta:document-statistic meta:object-count="2"/>
  </office:meta>
</office:document-meta>
</file>